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63B0000335E00003505A115685A.svg" manifest:media-type="image/svg+xml"/>
  <manifest:file-entry manifest:full-path="Pictures/10000001000001C10000020169F66BF6.png" manifest:media-type="image/png"/>
  <manifest:file-entry manifest:full-path="Pictures/1000000100000181000002012A1E3071.png" manifest:media-type="image/png"/>
  <manifest:file-entry manifest:full-path="Pictures/100001CB000027CA0000350509321FAF.svg" manifest:media-type="image/svg+xml"/>
  <manifest:file-entry manifest:full-path="Pictures/10000001000001F100000201CABC9254.png" manifest:media-type="image/png"/>
  <manifest:file-entry manifest:full-path="Pictures/100002CB00002E68000035053320CA96.svg" manifest:media-type="image/svg+xml"/>
  <manifest:file-entry manifest:full-path="Pictures/1000000100000201000002019FBE7EA8.png" manifest:media-type="image/png"/>
  <manifest:file-entry manifest:full-path="Pictures/100004F500003505000035059BB8D876.svg" manifest:media-type="image/svg+xml"/>
  <manifest:file-entry manifest:full-path="Pictures/1000022600003505000035055587B4D9.svg" manifest:media-type="image/svg+xml"/>
  <manifest:file-entry manifest:full-path="Pictures/10000001000001C10000020125BA06C1.png" manifest:media-type="image/png"/>
  <manifest:file-entry manifest:full-path="Pictures/100000010000020100000201E36D4190.png" manifest:media-type="image/png"/>
  <manifest:file-entry manifest:full-path="Pictures/1000049900002E68000035051302AF63.svg" manifest:media-type="image/svg+xml"/>
  <manifest:file-entry manifest:full-path="Pictures/100000000000064000000640550C544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Slab" svg:font-family="'Roboto Slab'"/>
    <style:font-face style:name="Roboto Slab1" svg:font-family="'Roboto Slab'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color="#355269" loext:opacity="100%" style:font-name="Roboto Slab1" officeooo:paragraph-rsid="000d91f6"/>
    </style:style>
    <style:style style:name="P2" style:family="paragraph">
      <loext:graphic-properties draw:fill="bitmap" draw:fill-image-name="Raphael_5f_Profile_5f_Picture_5f_small" style:repeat="stretch" draw:fill-image-ref-point-x="0%" draw:fill-image-ref-point-y="0%" draw:fill-image-ref-point="center"/>
    </style:style>
    <style:style style:name="P3" style:family="paragraph" style:parent-style-name="Standard">
      <style:paragraph-properties fo:line-height="115%" fo:text-align="center" style:justify-single-word="false"/>
      <style:text-properties fo:color="#666666" loext:opacity="100%" style:font-name="Roboto Slab1" fo:font-size="16pt" style:text-underline-style="none" fo:font-weight="bold" officeooo:rsid="000d91f6" officeooo:paragraph-rsid="000d91f6" style:font-weight-asian="bold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fo:color="#666666" loext:opacity="100%" style:font-name="Roboto Slab1" officeooo:paragraph-rsid="000d91f6"/>
    </style:style>
    <style:style style:name="P5" style:family="paragraph" style:parent-style-name="Standard">
      <style:paragraph-properties fo:line-height="115%" fo:text-align="center" style:justify-single-word="false"/>
      <style:text-properties fo:color="#666666" loext:opacity="100%" style:font-name="Roboto Slab1" officeooo:rsid="0012fdb5" officeooo:paragraph-rsid="0012fdb5"/>
    </style:style>
    <style:style style:name="P6" style:family="paragraph" style:parent-style-name="Standard">
      <style:paragraph-properties fo:line-height="115%" fo:text-align="start" style:justify-single-word="false"/>
      <style:text-properties fo:color="#666666" loext:opacity="100%" style:font-name="Roboto Slab1" fo:font-size="12pt" fo:font-weight="normal" officeooo:rsid="000d91f6" officeooo:paragraph-rsid="000d91f6" style:font-weight-asian="normal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fo:color="#355269" loext:opacity="100%" style:font-name="Roboto Slab1" fo:font-size="14pt" fo:font-weight="bold" officeooo:rsid="0020e946" officeooo:paragraph-rsid="0020e946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fo:color="#666666" loext:opacity="100%" style:font-name="Roboto Slab1" fo:font-size="12pt" fo:font-weight="normal" officeooo:rsid="000d91f6" officeooo:paragraph-rsid="000d91f6" style:font-weight-asian="normal" style:font-weight-complex="normal"/>
    </style:style>
    <style:style style:name="P9" style:family="paragraph" style:parent-style-name="Standard">
      <style:paragraph-properties fo:line-height="115%" fo:text-align="justify" style:justify-single-word="false"/>
      <style:text-properties fo:color="#355269" loext:opacity="100%" style:font-name="Roboto Slab1" fo:font-size="14pt" fo:font-weight="bold" officeooo:rsid="0020e946" officeooo:paragraph-rsid="0020e946" style:font-weight-asian="bold" style:font-weight-complex="bold"/>
    </style:style>
    <style:style style:name="P10" style:family="paragraph" style:parent-style-name="Standard" style:list-style-name="L1">
      <style:paragraph-properties fo:line-height="115%" fo:text-align="justify" style:justify-single-word="false"/>
      <style:text-properties fo:color="#666666" loext:opacity="100%" style:font-name="Roboto Slab1" fo:font-size="12pt" fo:font-weight="bold" officeooo:rsid="0020e946" officeooo:paragraph-rsid="0020e946" style:font-weight-asian="bold" style:font-weight-complex="bold"/>
    </style:style>
    <style:style style:name="P11" style:family="paragraph" style:parent-style-name="Standard" style:list-style-name="L1">
      <style:paragraph-properties fo:line-height="115%" fo:text-align="justify" style:justify-single-word="false"/>
      <style:text-properties fo:color="#666666" loext:opacity="100%" style:font-name="Roboto Slab1" fo:font-size="12pt" fo:font-weight="normal" officeooo:rsid="000d91f6" officeooo:paragraph-rsid="000d91f6" style:font-weight-asian="normal" style:font-weight-complex="normal"/>
    </style:style>
    <style:style style:name="P12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1" fo:font-size="12pt" fo:font-weight="bold" officeooo:rsid="000d91f6" officeooo:paragraph-rsid="000d91f6" style:font-weight-asian="bold" style:font-weight-complex="bold"/>
    </style:style>
    <style:style style:name="P13" style:family="paragraph" style:parent-style-name="Standard" style:list-style-name="L2">
      <style:paragraph-properties fo:line-height="115%" fo:text-align="justify" style:justify-single-word="false"/>
      <style:text-properties fo:color="#666666" loext:opacity="100%" fo:language="en" fo:country="US" fo:font-weight="bold" officeooo:paragraph-rsid="0020e946"/>
    </style:style>
    <style:style style:name="P14" style:family="paragraph" style:parent-style-name="Standard" style:list-style-name="L2">
      <style:paragraph-properties fo:line-height="115%" fo:text-align="justify" style:justify-single-word="false"/>
      <style:text-properties fo:color="#666666" loext:opacity="100%" fo:language="en" fo:country="US" officeooo:paragraph-rsid="0020e946"/>
    </style:style>
    <style:style style:name="P15" style:family="paragraph" style:parent-style-name="Standard">
      <style:paragraph-properties fo:line-height="115%" fo:text-align="justify" style:justify-single-word="false"/>
      <style:text-properties fo:color="#666666" loext:opacity="100%" fo:language="en" fo:country="US" officeooo:paragraph-rsid="0020e946"/>
    </style:style>
    <style:style style:name="P16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" fo:font-size="12pt" fo:language="en" fo:country="US" fo:font-weight="normal" officeooo:paragraph-rsid="0020e946"/>
    </style:style>
    <style:style style:name="P17" style:family="paragraph" style:parent-style-name="Standard">
      <style:paragraph-properties fo:line-height="115%" fo:text-align="justify" style:justify-single-word="false"/>
      <style:text-properties fo:color="#355269" loext:opacity="100%" style:font-name="Roboto Slab1" fo:font-size="14pt" fo:font-weight="bold" officeooo:rsid="000d91f6" officeooo:paragraph-rsid="000d91f6" style:font-weight-asian="bold" style:font-weight-complex="bold"/>
    </style:style>
    <style:style style:name="P18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1" fo:font-size="12pt" fo:font-weight="bold" officeooo:rsid="002c405c" officeooo:paragraph-rsid="0026d334" style:font-weight-asian="bold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fo:color="#666666" loext:opacity="100%" style:font-name="Roboto Slab1" fo:font-size="12pt" fo:font-weight="bold" officeooo:rsid="002c405c" officeooo:paragraph-rsid="0026d334" style:font-weight-asian="bold" style:font-weight-complex="bold"/>
    </style:style>
    <style:style style:name="P20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1" fo:font-size="12pt" fo:font-weight="bold" officeooo:rsid="0027aae5" officeooo:paragraph-rsid="0026d334" style:font-weight-asian="bold" style:font-weight-complex="bold"/>
    </style:style>
    <style:style style:name="P21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1" fo:font-size="12pt" fo:font-weight="normal" officeooo:rsid="0027aae5" officeooo:paragraph-rsid="0026d334" style:font-weight-asian="normal" style:font-weight-complex="normal"/>
    </style:style>
    <style:style style:name="P22" style:family="paragraph" style:parent-style-name="Standard">
      <style:paragraph-properties fo:line-height="115%" fo:text-align="justify" style:justify-single-word="false"/>
      <style:text-properties fo:color="#666666" loext:opacity="100%" style:font-name="Roboto Slab1" fo:font-size="12pt" fo:font-weight="normal" officeooo:rsid="0027aae5" officeooo:paragraph-rsid="0026d334" style:font-weight-asian="normal" style:font-weight-complex="normal"/>
    </style:style>
    <style:style style:name="P23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language="en" fo:country="US" fo:font-weight="bold" officeooo:paragraph-rsid="0020e946"/>
    </style:style>
    <style:style style:name="P24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1" fo:font-size="12pt" fo:font-weight="normal" officeooo:rsid="000d91f6" officeooo:paragraph-rsid="000d91f6" style:font-weight-asian="normal" style:font-weight-complex="normal"/>
    </style:style>
    <style:style style:name="P25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1" fo:font-size="12pt" fo:font-weight="normal" officeooo:rsid="000d91f6" officeooo:paragraph-rsid="001debfd" style:font-weight-asian="normal" style:font-weight-complex="normal"/>
    </style:style>
    <style:style style:name="P26" style:family="paragraph" style:parent-style-name="Standard">
      <style:paragraph-properties fo:line-height="115%" fo:text-align="justify" style:justify-single-word="false"/>
      <style:text-properties fo:color="#666666" loext:opacity="100%" style:font-name="Roboto Slab1" fo:font-size="12pt" fo:font-weight="normal" officeooo:rsid="000d91f6" officeooo:paragraph-rsid="001debfd" style:font-weight-asian="normal" style:font-weight-complex="normal"/>
    </style:style>
    <style:style style:name="P27" style:family="paragraph" style:parent-style-name="Standard" style:list-style-name="L4">
      <style:paragraph-properties fo:line-height="115%" fo:text-align="justify" style:justify-single-word="false"/>
      <style:text-properties fo:color="#666666" loext:opacity="100%" style:font-name="Roboto Slab" fo:font-size="12pt" fo:language="en" fo:country="US" fo:font-weight="bold" officeooo:paragraph-rsid="0020e946"/>
    </style:style>
    <style:style style:name="P28" style:family="paragraph" style:parent-style-name="Standard" style:list-style-name="L4">
      <style:paragraph-properties fo:line-height="115%" fo:text-align="justify" style:justify-single-word="false"/>
      <style:text-properties fo:color="#666666" loext:opacity="100%" style:font-name="Roboto Slab" fo:font-size="12pt" fo:language="en" fo:country="US" fo:font-weight="normal" officeooo:paragraph-rsid="0020e946"/>
    </style:style>
    <style:style style:name="P29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language="en" fo:country="US" fo:font-weight="normal" officeooo:paragraph-rsid="0020e946"/>
    </style:style>
    <style:style style:name="P30" style:family="paragraph" style:parent-style-name="Standard" style:list-style-name="L4">
      <style:paragraph-properties fo:line-height="115%" fo:text-align="justify" style:justify-single-word="false"/>
      <style:text-properties fo:color="#666666" loext:opacity="100%" style:font-name="Roboto Slab" fo:language="en" fo:country="US" fo:font-weight="normal" officeooo:paragraph-rsid="0020e946"/>
    </style:style>
    <style:style style:name="P31" style:family="paragraph" style:parent-style-name="Standard" style:list-style-name="L5">
      <style:paragraph-properties fo:line-height="115%" fo:text-align="justify" style:justify-single-word="false"/>
      <style:text-properties fo:color="#666666" loext:opacity="100%" style:font-name="Roboto Slab" fo:language="en" fo:country="US" fo:font-weight="bold" officeooo:paragraph-rsid="0020e946"/>
    </style:style>
    <style:style style:name="P32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language="en" fo:country="US" fo:font-weight="bold" officeooo:paragraph-rsid="0020e946"/>
    </style:style>
    <style:style style:name="P33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weight="normal" officeooo:paragraph-rsid="0020e946"/>
    </style:style>
    <style:style style:name="P34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language="en" fo:country="US" fo:font-weight="bold" officeooo:paragraph-rsid="0020e946"/>
    </style:style>
    <style:style style:name="T1" style:family="text">
      <style:text-properties fo:font-size="18pt" fo:font-weight="bold" officeooo:rsid="000d91f6" style:font-weight-asian="bold" style:font-weight-complex="bold"/>
    </style:style>
    <style:style style:name="T2" style:family="text">
      <style:text-properties officeooo:rsid="0020e946"/>
    </style:style>
    <style:style style:name="T3" style:family="text">
      <style:text-properties officeooo:rsid="001debfd"/>
    </style:style>
    <style:style style:name="T4" style:family="text">
      <style:text-properties fo:font-size="12pt" style:text-underline-style="none" fo:font-weight="normal" officeooo:rsid="001debfd" style:font-weight-asian="normal" style:font-weight-complex="normal"/>
    </style:style>
    <style:style style:name="T5" style:family="text">
      <style:text-properties fo:font-size="12pt" style:text-underline-style="none" fo:font-weight="normal" officeooo:rsid="001c78b0" style:font-weight-asian="normal" style:font-weight-complex="normal"/>
    </style:style>
    <style:style style:name="T6" style:family="text">
      <style:text-properties fo:font-size="12pt" style:text-underline-style="none" fo:font-weight="normal" officeooo:rsid="000d91f6" style:font-weight-asian="normal" style:font-weight-complex="normal"/>
    </style:style>
    <style:style style:name="T7" style:family="text">
      <style:text-properties fo:font-size="12pt" style:text-underline-style="none" fo:font-weight="normal" officeooo:rsid="0020e946" style:font-weight-asian="normal" style:font-weight-complex="normal"/>
    </style:style>
    <style:style style:name="T8" style:family="text">
      <style:text-properties fo:font-size="12pt" style:text-underline-style="none" fo:font-weight="normal" style:font-weight-asian="normal" style:font-weight-complex="normal"/>
    </style:style>
    <style:style style:name="T9" style:family="text">
      <style:text-properties officeooo:rsid="0026d334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officeooo:rsid="002363e5"/>
    </style:style>
    <style:style style:name="T12" style:family="text">
      <style:text-properties style:font-name="Roboto Slab" fo:font-size="12pt"/>
    </style:style>
    <style:style style:name="T13" style:family="text">
      <style:text-properties style:font-name="Roboto Slab" fo:font-size="12pt" fo:font-weight="normal"/>
    </style:style>
    <style:style style:name="T14" style:family="text">
      <style:text-properties style:font-name="Roboto Slab" fo:font-size="12pt" style:font-weight-asian="bold" style:font-weight-complex="bold"/>
    </style:style>
    <style:style style:name="T15" style:family="text">
      <style:text-properties style:font-name="Roboto Slab" fo:font-size="12pt" fo:font-weight="normal" style:font-weight-asian="normal" style:font-weight-complex="normal"/>
    </style:style>
    <style:style style:name="T16" style:family="text">
      <style:text-properties style:font-name="Roboto Slab" fo:font-size="12pt" fo:font-weight="bold"/>
    </style:style>
    <style:style style:name="T17" style:family="text">
      <style:text-properties style:font-name="Roboto Slab" fo:font-size="12pt" fo:font-weight="bold" officeooo:rsid="00197689" style:font-weight-asian="normal" style:font-weight-complex="normal"/>
    </style:style>
    <style:style style:name="T18" style:family="text">
      <style:text-properties style:font-name="Roboto Slab" fo:font-size="12pt" fo:font-weight="normal" officeooo:rsid="00197689" style:font-weight-asian="normal" style:font-weight-complex="normal"/>
    </style:style>
    <style:style style:name="T19" style:family="text">
      <style:text-properties style:font-name="Roboto Slab" fo:font-size="12pt" fo:font-weight="bold" style:font-weight-asian="normal" style:font-weight-complex="normal"/>
    </style:style>
    <style:style style:name="T20" style:family="text">
      <style:text-properties style:font-name="Roboto Slab" fo:font-size="12pt" fo:font-weight="normal" officeooo:rsid="002363e5" style:font-weight-asian="normal" style:font-weight-complex="normal"/>
    </style:style>
    <style:style style:name="T21" style:family="text">
      <style:text-properties officeooo:rsid="0026f094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6f094" style:font-weight-asian="normal" style:font-weight-complex="normal"/>
    </style:style>
    <style:style style:name="T24" style:family="text">
      <style:text-properties officeooo:rsid="002c405c"/>
    </style:style>
    <style:style style:name="T25" style:family="text">
      <style:text-properties officeooo:rsid="002a9b4b"/>
    </style:style>
    <style:style style:name="T26" style:family="text">
      <style:text-properties officeooo:rsid="000d91f6"/>
    </style:style>
    <style:style style:name="T27" style:family="text">
      <style:text-properties officeooo:rsid="0025413b"/>
    </style:style>
    <style:style style:name="T28" style:family="text">
      <style:text-properties fo:color="#666666" loext:opacity="100%" style:font-name="Roboto Slab" fo:font-size="12pt" fo:language="en" fo:country="US" fo:font-weight="normal"/>
    </style:style>
    <style:style style:name="T29" style:family="text">
      <style:text-properties fo:font-size="12pt"/>
    </style:style>
    <style:style style:name="T30" style:family="text">
      <style:text-properties fo:font-size="12pt" fo:font-weight="normal"/>
    </style:style>
    <style:style style:name="T31" style:family="text">
      <style:text-properties style:font-weight-asian="bold" style:font-weight-complex="bold"/>
    </style:style>
    <style:style style:name="T32" style:family="text">
      <style:text-properties fo:font-size="12pt" officeooo:rsid="0020e946"/>
    </style:style>
    <style:style style:name="T33" style:family="text">
      <style:text-properties fo:font-size="12pt" fo:language="en" fo:country="US"/>
    </style:style>
    <style:style style:name="T34" style:family="text">
      <style:text-properties fo:color="#666666" loext:opacity="100%" fo:font-size="12pt" fo:language="en" fo:country="US"/>
    </style:style>
    <style:style style:name="T35" style:family="text">
      <style:text-properties fo:language="en" fo:country="US"/>
    </style:style>
    <style:style style:name="T36" style:family="text">
      <style:text-properties fo:color="#666666" loext:opacity="100%" fo:language="en" fo:country="US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4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bitmap" draw:fill-image-name="Raphael_5f_Profile_5f_Picture_5f_small" style:repeat="stretch" draw:fill-image-ref-point-x="0%" draw:fill-image-ref-point-y="0%" draw:fill-image-ref-point="center" draw:textarea-horizontal-align="justify" draw:textarea-vertical-align="middle" draw:auto-grow-height="false" fo:min-height="1.609cm" fo:min-width="1.609cm" draw:shadow="visible" draw:shadow-offset-x="0cm" draw:shadow-offset-y="0cm" draw:shadow-opacity="25%" loext:shadow-blur="0.31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6" draw:name="Shape 1" draw:style-name="gr1" draw:text-style-name="P2" svg:width="2.276cm" svg:height="2.276cm" svg:x="7.999cm" svg:y="0.1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>RAPHAEL BATISTA FONTÃO</text:span></text:p>
      <text:p text:style-name="P3">Fullstack <text:span text:style-name="T2">Mid-Senior </text:span><text:span text:style-name="T3">PHP/JavaScript </text:span><text:span text:style-name="T2">Developer</text:span></text:p>
      <text:p text:style-name="P4"><draw:frame draw:style-name="fr1" draw:name="Figura2" text:anchor-type="char" svg:x="0.041cm" svg:y="-0.021cm" svg:width="0.464cm" svg:height="0.529cm" draw:z-index="0"><draw:image xlink:href="Pictures/1000049900002E68000035051302AF63.svg" xlink:type="simple" xlink:show="embed" xlink:actuate="onLoad" draw:mime-type="image/svg+xml"/><draw:image xlink:href="Pictures/10000001000001C10000020125BA06C1.png" xlink:type="simple" xlink:show="embed" xlink:actuate="onLoad" draw:mime-type="image/png"/></draw:frame><text:span text:style-name="T4">+55 </text:span><text:a xlink:type="simple" xlink:href="https://api.whatsapp.com/send?phone=5511969286032" office:target-frame-name="_blank" xlink:show="new" text:style-name="Internet_20_link" text:visited-style-name="Visited_20_Internet_20_Link"><text:span text:style-name="T5">(11) 96928-6032 </text:span></text:a><text:span text:style-name="T6"><text:s text:c="9"/></text:span><draw:frame draw:style-name="fr1" draw:name="Figura3" text:anchor-type="char" svg:x="5.853cm" svg:y="0.058cm" svg:width="0.471cm" svg:height="0.471cm" draw:z-index="1"><draw:image xlink:href="Pictures/1000022600003505000035055587B4D9.svg" xlink:type="simple" xlink:show="embed" xlink:actuate="onLoad" draw:mime-type="image/svg+xml"/><draw:image xlink:href="Pictures/1000000100000201000002019FBE7EA8.png" xlink:type="simple" xlink:show="embed" xlink:actuate="onLoad" draw:mime-type="image/png"/></draw:frame><text:span text:style-name="T6"><text:s text:c="10"/></text:span><text:a xlink:type="simple" xlink:href="mailto:rbfraphael@gmail.com" office:target-frame-name="_blank" xlink:show="new" text:style-name="Internet_20_link" text:visited-style-name="Visited_20_Internet_20_Link"><text:span text:style-name="T6">rbfraphael@gmail.com</text:span></text:a><text:span text:style-name="T6"> <text:s text:c="17"/></text:span><draw:frame draw:style-name="fr1" draw:name="Figura4" text:anchor-type="char" svg:x="12.741cm" svg:y="0.071cm" svg:width="0.291cm" svg:height="0.388cm" draw:z-index="2"><draw:image xlink:href="Pictures/100001CB000027CA0000350509321FAF.svg" xlink:type="simple" xlink:show="embed" xlink:actuate="onLoad" draw:mime-type="image/svg+xml"/><draw:image xlink:href="Pictures/1000000100000181000002012A1E3071.png" xlink:type="simple" xlink:show="embed" xlink:actuate="onLoad" draw:mime-type="image/png"/></draw:frame><text:span text:style-name="T6"><text:s text:c="2"/>S</text:span><text:span text:style-name="T7">a</text:span><text:span text:style-name="T6">o Paulo – SP – </text:span><text:span text:style-name="T4">Bra</text:span><text:span text:style-name="T7">z</text:span><text:span text:style-name="T4">il</text:span></text:p>
      <text:p text:style-name="P5"><text:a xlink:type="simple" xlink:href="https://linkedin.com/in/rbfraphael" office:target-frame-name="_blank" xlink:show="new" text:style-name="Internet_20_link" text:visited-style-name="Visited_20_Internet_20_Link"><draw:frame draw:style-name="fr1" draw:name="Figura5" text:anchor-type="char" svg:x="-0.203cm" svg:y="0.053cm" svg:width="0.399cm" svg:height="0.455cm" draw:z-index="3"><draw:image xlink:href="Pictures/100002CB00002E68000035053320CA96.svg" xlink:type="simple" xlink:show="embed" xlink:actuate="onLoad" draw:mime-type="image/svg+xml"/><draw:image xlink:href="Pictures/10000001000001C10000020169F66BF6.png" xlink:type="simple" xlink:show="embed" xlink:actuate="onLoad" draw:mime-type="image/png"/></draw:frame><text:span text:style-name="T6">l</text:span><text:span text:style-name="T8">inkedin.com/in/rbfraphael</text:span></text:a><text:span text:style-name="T8"> <text:s text:c="19"/></text:span><draw:frame draw:style-name="fr1" draw:name="Figura6" text:anchor-type="char" svg:x="7.405cm" svg:y="0.123cm" svg:width="0.406cm" svg:height="0.42cm" draw:z-index="4"><draw:image xlink:href="Pictures/1000063B0000335E00003505A115685A.svg" xlink:type="simple" xlink:show="embed" xlink:actuate="onLoad" draw:mime-type="image/svg+xml"/><draw:image xlink:href="Pictures/10000001000001F100000201CABC9254.png" xlink:type="simple" xlink:show="embed" xlink:actuate="onLoad" draw:mime-type="image/png"/></draw:frame><text:a xlink:type="simple" xlink:href="https://github.com/rbfraphael" office:target-frame-name="_blank" xlink:show="new" text:style-name="Internet_20_link" text:visited-style-name="Visited_20_Internet_20_Link"><text:span text:style-name="T8">github.com/rbfraphael</text:span></text:a><text:span text:style-name="T8"> <text:s text:c="19"/></text:span><draw:frame draw:style-name="fr1" draw:name="Figura7" text:anchor-type="char" svg:x="13.944cm" svg:y="0.086cm" svg:width="0.46cm" svg:height="0.46cm" draw:z-index="5"><draw:image xlink:href="Pictures/100004F500003505000035059BB8D876.svg" xlink:type="simple" xlink:show="embed" xlink:actuate="onLoad" draw:mime-type="image/svg+xml"/><draw:image xlink:href="Pictures/100000010000020100000201E36D4190.png" xlink:type="simple" xlink:show="embed" xlink:actuate="onLoad" draw:mime-type="image/png"/></draw:frame><text:a xlink:type="simple" xlink:href="https://rbfraphael.com.br/" office:target-frame-name="_blank" xlink:show="new" text:style-name="Internet_20_link" text:visited-style-name="Visited_20_Internet_20_Link"><text:span text:style-name="T5">rbfraphael.com.br</text:span></text:a></text:p>
      <text:p text:style-name="P6"/>
      <text:p text:style-name="P7">PROFILE</text:p>
      <text:p text:style-name="P8"><text:tab/>I have <text:span text:style-name="T9">8</text:span> years of experience in programming. I started my journey in 2016 as a web developer intern, with an emphasis on PHP and WordPress. After that, I decided to evolve, which led me to a senior level of full-stack development, from <text:span text:style-name="T10">DevOps</text:span> with Docker, Linux, Apache, NGINX, and NodeJS, to <text:span text:style-name="T10">Back-End</text:span> with Laravel, WordPress, ExpressJS, MySQL, PostgreSQL, and MongoDB, <text:span text:style-name="T10">Front-End</text:span> with JavaScript/TypeScript, React, NextJS, Angular, <text:span text:style-name="T11">Svelte, SvelteKit, </text:span>Bootstrap, TailwindCSS, SASS, and jQuery, <text:span text:style-name="T10">Desktop</text:span> with JavaScript/TypeScript and ElectronJS, and, finally, <text:span text:style-name="T10">Mobile</text:span> with JavaScript, Ionic, and React Native.</text:p>
      <text:p text:style-name="P8"><text:tab/>I like to keep studying and evolving my knowledge, as well as my soft skills, focusing on staying updated with market-leading technologies. Also, I enjoy challenges that keep me engaged and excited in the projects I'm working on.</text:p>
      <text:p text:style-name="P8"/>
      <text:p text:style-name="P9">OBJECTIVES</text:p>
      <text:list text:style-name="L1">
        <text:list-item>
          <text:p text:style-name="P10">Positions</text:p>
          <text:list>
            <text:list-item>
              <text:p text:style-name="P11">Mid-level/Senior Full-Stack Developer; Mid-level/Senior Back-end Developer; Mid-level/Senior Front-End Developer; Mid-level/Senior Mobile Developer.</text:p>
            </text:list-item>
          </text:list>
        </text:list-item>
      </text:list>
      <text:p text:style-name="P8"/>
      <text:list text:continue-numbering="true" text:style-name="L1">
        <text:list-item>
          <text:p text:style-name="P10">Modality</text:p>
          <text:list>
            <text:list-item>
              <text:p text:style-name="P11">Remot<text:span text:style-name="T2">e</text:span> (Home Office)</text:p>
            </text:list-item>
          </text:list>
        </text:list-item>
      </text:list>
      <text:p text:style-name="P8"/>
      <text:p text:style-name="P9">SKILLS</text:p>
      <text:list text:style-name="L2">
        <text:list-item>
          <text:p text:style-name="P12">DevOps</text:p>
          <text:list>
            <text:list-item>
              <text:p text:style-name="P13"><text:span text:style-name="T12">Operating Systems: </text:span><text:span text:style-name="T13">Linux; Windows Server</text:span></text:p>
            </text:list-item>
            <text:list-item>
              <text:p text:style-name="P13"><text:span text:style-name="T12">Softwares: </text:span><text:span text:style-name="T13">Docker; Apache; NGINX; PHP-FPM; PHP-CGI; NodeJS</text:span></text:p>
            </text:list-item>
            <text:list-item>
              <text:p text:style-name="P13"><text:span text:style-name="T14">Services:</text:span><text:span text:style-name="T15"> Hostgator; Hostinger; Locaweb; Amazon AWS; Google GCP; Cloudflare; GitHub Actions</text:span>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><text:soft-page-break/></text:p>
      <text:list text:continue-numbering="true" text:style-name="L2">
        <text:list-item>
          <text:p text:style-name="P12">Back-end</text:p>
          <text:list>
            <text:list-item>
              <text:p text:style-name="P14"><text:span text:style-name="T16">Databases:</text:span><text:span text:style-name="T13"> MySQL/MariaDB; PostgreSQL; MongoDB</text:span></text:p>
            </text:list-item>
            <text:list-item>
              <text:p text:style-name="P14"><text:span text:style-name="T16">Programming Languages:</text:span><text:span text:style-name="T13"> PHP; JavaScript; TypeScript</text:span></text:p>
            </text:list-item>
            <text:list-item>
              <text:p text:style-name="P14"><text:span text:style-name="T17">Frameworks, CMSs and Libraries:</text:span><text:span text:style-name="T18"> Laravel; CodeIgniter; Wordpress; ExpressJS; Prisma ORM</text:span></text:p>
            </text:list-item>
          </text:list>
        </text:list-item>
      </text:list>
      <text:p text:style-name="P15"><text:span text:style-name="T18"/></text:p>
      <text:list text:continue-numbering="true" text:style-name="L2">
        <text:list-item>
          <text:p text:style-name="P12">Front-end</text:p>
          <text:list>
            <text:list-item>
              <text:p text:style-name="P14"><text:span text:style-name="T16">Programming Languages:</text:span><text:span text:style-name="T13"> HTML; CSS; SASS; JavaScript; TypeScript</text:span></text:p>
            </text:list-item>
            <text:list-item>
              <text:p text:style-name="P14"><text:span text:style-name="T19">Frameworks and Libraries:</text:span><text:span text:style-name="T15"> React; NextJS; Angular; </text:span><text:span text:style-name="T20">Svelte; SvelteKit; </text:span><text:span text:style-name="T15">jQuery; Bootstrap; TailwindCSS</text:span></text:p>
            </text:list-item>
          </text:list>
        </text:list-item>
      </text:list>
      <text:p text:style-name="P8"/>
      <text:list text:continue-numbering="true" text:style-name="L2">
        <text:list-item>
          <text:p text:style-name="P12">Desktop</text:p>
          <text:list>
            <text:list-item>
              <text:p text:style-name="P13"><text:span text:style-name="T12">Programming Languages: </text:span><text:span text:style-name="T13">HTML; CSS; SASS; JavaSript; TypeScript</text:span></text:p>
            </text:list-item>
            <text:list-item>
              <text:p text:style-name="P13"><text:span text:style-name="T12">Platforms: </text:span><text:span text:style-name="T13">Windows; macOS; Linux</text:span></text:p>
            </text:list-item>
            <text:list-item>
              <text:p text:style-name="P13"><text:span text:style-name="T14">Frameworks and Libraries:</text:span><text:span text:style-name="T15"> ElectronJS</text:span></text:p>
            </text:list-item>
          </text:list>
        </text:list-item>
      </text:list>
      <text:p text:style-name="P8"/>
      <text:list text:continue-numbering="true" text:style-name="L2">
        <text:list-item>
          <text:p text:style-name="P12">Mobile</text:p>
          <text:list>
            <text:list-item>
              <text:p text:style-name="P13"><text:span text:style-name="T12">Programming Languages: </text:span><text:span text:style-name="T13">HTML; CSS; SASS; JavaScript; TypeScript</text:span></text:p>
            </text:list-item>
            <text:list-item>
              <text:p text:style-name="P13"><text:span text:style-name="T12">Platforms: </text:span><text:span text:style-name="T13">Android; iOS</text:span></text:p>
            </text:list-item>
            <text:list-item>
              <text:p text:style-name="P13"><text:span text:style-name="T14">Frameworks and Libraries:</text:span><text:span text:style-name="T15"> Ionic; React-Native; Expo</text:span></text:p>
            </text:list-item>
          </text:list>
        </text:list-item>
      </text:list>
      <text:p text:style-name="P8"/>
      <text:list text:continue-numbering="true" text:style-name="L2">
        <text:list-item>
          <text:p text:style-name="P12">Complementar<text:span text:style-name="T2">y</text:span></text:p>
          <text:list>
            <text:list-item>
              <text:p text:style-name="P16">Multi-platform game development with Unity3D and C#</text:p>
            </text:list-item>
            <text:list-item>
              <text:p text:style-name="P16">Experience with Git and related platforms (such as GitHub, GitLab, BitBucket and Azure), and Gitflow directives</text:p>
            </text:list-item>
            <text:list-item>
              <text:p text:style-name="P16">Experience working with SCRUM</text:p>
            </text:list-item>
          </text:list>
        </text:list-item>
      </text:list>
      <text:p text:style-name="P8"/>
      <text:p text:style-name="P17">EXPERI<text:span text:style-name="T2">E</text:span>NC<text:span text:style-name="T2">E</text:span>S</text:p>
      <text:list text:style-name="L3">
        <text:list-item>
          <text:p text:style-name="P18"><text:span text:style-name="T21">Senior</text:span> Full-stack <text:span text:style-name="T21">Developer </text:span>– AvenueCode</text:p>
          <text:list>
            <text:list-item>
              <text:p text:style-name="P18"><text:a xlink:type="simple" xlink:href="http://www.avenuecode.com.br/" text:style-name="Internet_20_link" text:visited-style-name="Visited_20_Internet_20_Link"><text:span text:style-name="T22">www.avenuecode.com.br</text:span></text:a><text:span text:style-name="T22"> • </text:span><text:span text:style-name="T23">Since</text:span><text:span text:style-name="T22"> </text:span><text:span text:style-name="T23">August</text:span><text:span text:style-name="T22">/2024</text:span></text:p>
            </text:list-item>
          </text:list>
        </text:list-item>
      </text:list>
      <text:p text:style-name="P19"><text:span text:style-name="T22"/></text:p>
      <text:list text:continue-numbering="true" text:style-name="L3">
        <text:list-item>
          <text:p text:style-name="P20"><text:span text:style-name="T21">Mid-Level</text:span><text:span text:style-name="T24"> Full-stack </text:span><text:span text:style-name="T21">Developer</text:span> – ShockIT</text:p>
          <text:list>
            <text:list-item>
              <text:p text:style-name="P21"><text:span text:style-name="T25">www.</text:span>shockit.com.br <text:span text:style-name="T26">• </text:span><text:span text:style-name="T21">Since</text:span> <text:span text:style-name="T21">April</text:span>/2024</text:p>
            </text:list-item>
          </text:list>
        </text:list-item>
      </text:list>
      <text:p text:style-name="P22"/>
      <text:list text:continue-numbering="true" text:style-name="L3">
        <text:list-item>
          <text:p text:style-name="P23">Mid-level Full-stack Developer – Newton Digital Intelligence</text:p>
          <text:list>
            <text:list-item>
              <text:p text:style-name="P24"><text:a xlink:type="simple" xlink:href="http://www.newton.ag/" text:style-name="Internet_20_link" text:visited-style-name="Visited_20_Internet_20_Link">www.newton.ag</text:a> • <text:span text:style-name="T2">From October</text:span>/2022 <text:span text:style-name="T27">to Aprol/2024</text:span></text:p>
            </text:list-item>
          </text:list>
        </text:list-item>
      </text:list>
      <text:p text:style-name="P8"/>
      <text:list text:continue-numbering="true" text:style-name="L3">
        <text:list-item>
          <text:p text:style-name="P23">Mid-level Full-stack Web Developer – JMS Communication</text:p>
          <text:list>
            <text:list-item>
              <text:p text:style-name="P24"><text:a xlink:type="simple" xlink:href="http://www.jmscomunicacao.com.br/" text:style-name="Internet_20_link" text:visited-style-name="Visited_20_Internet_20_Link">www.jmscomunicacao.com.br</text:a> • <text:span text:style-name="T2">From</text:span><text:span text:style-name="T3"> </text:span><text:span text:style-name="T2">November</text:span>/2021 <text:span text:style-name="T2">to June</text:span>/2023</text:p>
            </text:list-item>
          </text:list>
        </text:list-item>
      </text:list>
      <text:p text:style-name="P8"/>
      <text:p text:style-name="P8"/>
      <text:list text:continue-numbering="true" text:style-name="L3">
        <text:list-item>
          <text:p text:style-name="P23"><text:soft-page-break/>Senior Full-stack Developer – 7COMm Informatics</text:p>
          <text:list>
            <text:list-item>
              <text:p text:style-name="P25"><text:a xlink:type="simple" xlink:href="https://www.7comm.com.br/" text:style-name="Internet_20_link" text:visited-style-name="Visited_20_Internet_20_Link">www.7comm.com.br</text:a> • <text:span text:style-name="T2">From</text:span><text:span text:style-name="T3"> </text:span><text:span text:style-name="T2">October</text:span>/2020 <text:span text:style-name="T2">to April</text:span>/2023</text:p>
            </text:list-item>
          </text:list>
        </text:list-item>
      </text:list>
      <text:p text:style-name="P8"/>
      <text:list text:continue-numbering="true" text:style-name="L3">
        <text:list-item>
          <text:p text:style-name="P23">Junior → Mid-level Full-stack Web Developer – B-Young Social Media</text:p>
          <text:list>
            <text:list-item>
              <text:p text:style-name="P25"><text:a xlink:type="simple" xlink:href="https://www.b-young.me/" text:style-name="Internet_20_link" text:visited-style-name="Visited_20_Internet_20_Link">www.b-young.me</text:a> • <text:span text:style-name="T2">From</text:span><text:span text:style-name="T3"> </text:span><text:span text:style-name="T2">June</text:span>/2018 <text:span text:style-name="T2">to</text:span><text:span text:style-name="T3"> </text:span><text:span text:style-name="T2">November</text:span>/2021</text:p>
            </text:list-item>
          </text:list>
        </text:list-item>
      </text:list>
      <text:p text:style-name="P8"/>
      <text:list text:continue-numbering="true" text:style-name="L3">
        <text:list-item>
          <text:p text:style-name="P23">Web Developer Intern – B-Young Social Media</text:p>
          <text:list>
            <text:list-item>
              <text:p text:style-name="P25"><text:a xlink:type="simple" xlink:href="https://www.b-young.me/" text:style-name="Internet_20_link" text:visited-style-name="Visited_20_Internet_20_Link">www.b-young.me</text:a> • <text:span text:style-name="T2">From</text:span><text:span text:style-name="T3"> </text:span><text:span text:style-name="T2">November</text:span>/2016 <text:span text:style-name="T2">to</text:span> <text:span text:style-name="T2">June</text:span>/2018</text:p>
            </text:list-item>
          </text:list>
        </text:list-item>
      </text:list>
      <text:p text:style-name="P26"/>
      <text:list text:continue-numbering="true" text:style-name="L3">
        <text:list-item>
          <text:p text:style-name="P23">Human Resources Apprentice – TeleTech Brazil</text:p>
          <text:list>
            <text:list-item>
              <text:p text:style-name="P25"><text:a xlink:type="simple" xlink:href="https://www.ttecjobs.com/" text:style-name="Internet_20_link" text:visited-style-name="Visited_20_Internet_20_Link">www.ttecjobs.com</text:a> • <text:span text:style-name="T2">From</text:span><text:span text:style-name="T3"> </text:span><text:span text:style-name="T2">March</text:span>/2016 <text:span text:style-name="T2">to November</text:span>/2016</text:p>
            </text:list-item>
          </text:list>
        </text:list-item>
      </text:list>
      <text:p text:style-name="P8"/>
      <text:p text:style-name="P9">EDUCATION</text:p>
      <text:list text:style-name="L4">
        <text:list-item>
          <text:p text:style-name="P27">Post-graduation/Specialization <text:s/>in Digital Games Development</text:p>
          <text:list>
            <text:list-item>
              <text:p text:style-name="P28">Centro Universitário SENAC Santo Amaro</text:p>
            </text:list-item>
            <text:list-item>
              <text:p text:style-name="P28">From February/2020 to December/2021</text:p>
            </text:list-item>
          </text:list>
        </text:list-item>
      </text:list>
      <text:p text:style-name="P29"><text:span text:style-name="T28"/></text:p>
      <text:list text:continue-numbering="true" text:style-name="L4">
        <text:list-item>
          <text:p text:style-name="P27">Graduation in Digital Games Development</text:p>
          <text:list>
            <text:list-item>
              <text:p text:style-name="P28">Centro Universitário SENAC Santo Amaro</text:p>
            </text:list-item>
            <text:list-item>
              <text:p text:style-name="P28">From February/2016 to June/2018</text:p>
            </text:list-item>
          </text:list>
        </text:list-item>
      </text:list>
      <text:p text:style-name="P29"><text:span text:style-name="T28"/></text:p>
      <text:list text:continue-numbering="true" text:style-name="L4">
        <text:list-item>
          <text:p text:style-name="P27">Technical Level in Games Development</text:p>
          <text:list>
            <text:list-item>
              <text:p text:style-name="P28">SENAC Nações Unidas</text:p>
            </text:list-item>
            <text:list-item>
              <text:p text:style-name="P30">From October/2014 to February/2016</text:p>
            </text:list-item>
          </text:list>
        </text:list-item>
      </text:list>
      <text:p text:style-name="P8"/>
      <text:p text:style-name="P9">LANGUAGES</text:p>
      <text:list text:style-name="L5">
        <text:list-item>
          <text:p text:style-name="P31"><text:span text:style-name="T29">Portuguese: </text:span><text:span text:style-name="T30">Native</text:span></text:p>
        </text:list-item>
        <text:list-item>
          <text:p text:style-name="P31"><text:span text:style-name="T31">English:</text:span><text:span text:style-name="T22"> Intermediate</text:span></text:p>
        </text:list-item>
      </text:list>
      <text:p text:style-name="P8"/>
      <text:p text:style-name="P17">EXTRACURRICULAR</text:p>
      <text:list text:style-name="L6">
        <text:list-item>
          <text:p text:style-name="P32"><text:span text:style-name="T32">Complete </text:span><text:span text:style-name="T29">DOCKER– From Zero to Advanced (2023) – Udemy</text:span></text:p>
          <text:list>
            <text:list-item>
              <text:p text:style-name="P33"><text:span text:style-name="T33">Certificate: </text:span><text:a xlink:type="simple" xlink:href="https://ude.my/UC-6c0419af-bd27-41d6-954a-9c22c3697994" text:style-name="Internet_20_link" text:visited-style-name="Visited_20_Internet_20_Link"><text:span text:style-name="Internet_20_link"><text:span text:style-name="T34">ude.my/UC-6c0419af-bd27-41d6-954a-9c22c3697994</text:span></text:span></text:a></text:p>
            </text:list-item>
          </text:list>
        </text:list-item>
      </text:list>
      <text:p text:style-name="P29"><text:span text:style-name="T28"/></text:p>
      <text:list text:continue-numbering="true" text:style-name="L6">
        <text:list-item>
          <text:p text:style-name="P34">TypeScript from basic to advanced (with React, Express) – Udemy</text:p>
          <text:list>
            <text:list-item>
              <text:p text:style-name="P33"><text:span text:style-name="T35">Certificate: </text:span><text:a xlink:type="simple" xlink:href="https://ude.my/UC-3269c2bc-39c5-4bf7-8a38-d8b12ef9dac0/" text:style-name="Internet_20_link" text:visited-style-name="Visited_20_Internet_20_Link"><text:span text:style-name="Internet_20_link"><text:span text:style-name="T36">ude.my/UC-3269c2bc-39c5-4bf7-8a38-d8b12ef9dac0</text:span></text:span></text:a></text:p>
            </text:list-item>
          </text:list>
        </text:list-item>
      </text:lis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Slab" svg:font-family="'Roboto Slab'"/>
    <style:font-face style:name="Roboto Slab1" svg:font-family="'Roboto Slab'" style:font-pitch="variable"/>
  </office:font-face-decls>
  <office:styles>
    <draw:fill-image draw:name="Raphael_5f_Profile_5f_Picture_5f_small" draw:display-name="Raphael_Profile_Picture_small" xlink:href="Pictures/100000000000064000000640550C5449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Internet_20_link" style:display-name="Internet link" style:family="text">
      <style:text-properties fo:color="#666666" loext:opacity="100%"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03:08:11.890284014</meta:creation-date>
    <dc:date>2024-11-05T22:58:03.817364255</dc:date>
    <meta:editing-duration>PT3H17M33S</meta:editing-duration>
    <meta:editing-cycles>26</meta:editing-cycles>
    <meta:generator>LibreOffice/24.8.2.1$Linux_X86_64 LibreOffice_project/480$Build-1</meta:generator>
    <meta:print-date>2024-11-05T22:58:20.626462271</meta:print-date>
    <meta:printed-by>Arquivos PDF</meta:printed-by>
    <meta:document-statistic meta:table-count="0" meta:image-count="6" meta:object-count="0" meta:page-count="3" meta:paragraph-count="71" meta:word-count="504" meta:character-count="3834" meta:non-whitespace-character-count="3368"/>
  </office:meta>
</office:document-meta>
</file>